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9a77"/>
    </style:style>
    <style:style style:name="P2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’ERRANT </text:h>
      <text:p text:style-name="Text_20_body">Il apparaît sans prévenir.</text:p>
      <text:p text:style-name="P1">Toujours près d’une fissure.</text:p>
      <text:p text:style-name="P1">Toujours après une activation anormale d’un Fragment.</text:p>
      <text:p text:style-name="Text_20_body">Il n’arrive pas par une lumière spectaculaire.</text:p>
      <text:p text:style-name="Text_20_body">Il est déjà là.</text:p>
      <text:p text:style-name="P1">Assis contre une pierre.</text:p>
      <text:p text:style-name="P1">Debout au bord d’un lac.</text:p>
      <text:p text:style-name="P1">Observant.</text:p>
      <text:p text:style-name="P1">Ses vêtements ne correspondent à aucune culture d’Elyndra.</text:p>
      <text:p text:style-name="P1">Ses symboles sont inconnus.</text:p>
      <text:p text:style-name="P1">Son regard semble toujours chercher quelque chose dans le ciel.</text:p>
      <text:p text:style-name="Text_20_body">Il ne reste jamais longtemps.</text:p>
      <text:p text:style-name="Horizontal_20_Line"/>
      <text:h text:style-name="Heading_20_1" text:outline-level="1">CE QU’IL SAIT</text:h>
      <text:p text:style-name="Text_20_body">Il vient d’un monde détruit.</text:p>
      <text:p text:style-name="Text_20_body">Pas consumé par une armée.</text:p>
      <text:p text:style-name="Text_20_body">Effacé par une fracture.</text:p>
      <text:p text:style-name="P1">Il a vu les Raclures devenir légions.</text:p>
      <text:p text:style-name="P1">Il a vu les Seigneurs du Fragment tomber et se remplacer.</text:p>
      <text:p text:style-name="P1">Il a vu les Dragons de son monde se gangréner.</text:p>
      <text:p text:style-name="Text_20_body">Et il a entendu le Nom.</text:p>
      <text:p text:style-name="Text_20_body">Le Nom véritable.</text:p>
      <text:p text:style-name="Horizontal_20_Line"/>
      <text:h text:style-name="Heading_20_1" text:outline-level="1"/>
      <text:h text:style-name="P2" text:outline-level="1">LE DANGER</text:h>
      <text:p text:style-name="Text_20_body">Il ne le prononce pas.</text:p>
      <text:p text:style-name="Text_20_body">Il ne peut pas.</text:p>
      <text:p text:style-name="P1">Chaque fois qu’il tente de s’en souvenir complètement,</text:p>
      <text:p text:style-name="P1">son corps tremble.</text:p>
      <text:p text:style-name="Text_20_body">L’air autour de lui se fissure légèrement.</text:p>
      <text:p text:style-name="Text_20_body">Il se rappelle des fragments.</text:p>
      <text:p text:style-name="Text_20_body">Des syllabes.</text:p>
      <text:p text:style-name="Text_20_body">Des sons impossibles à écrire.</text:p>
      <text:p text:style-name="Text_20_body">Et quand ces fragments lui échappent involontairement…</text:p>
      <text:p text:style-name="Text_20_body">Une micro-fracture apparaît.</text:p>
      <text:p text:style-name="Text_20_body">Toujours petite.</text:p>
      <text:p text:style-name="Text_20_body">Toujours refermée rapidement.</text:p>
      <text:p text:style-name="Text_20_body">Mais assez pour que l’Ordre comprenne :</text:p>
      <text:p text:style-name="Text_20_body">Il est une balise vivante.</text:p>
      <text:p text:style-name="Horizontal_20_Line"/>
      <text:h text:style-name="Heading_20_1" text:outline-level="1">LE DRAME</text:h>
      <text:p text:style-name="Text_20_body">Il ne cherche pas à détruire Elyndra.</text:p>
      <text:p text:style-name="Text_20_body">Il cherche à prévenir.</text:p>
      <text:p text:style-name="P1">Mais le simple fait qu’il se souvienne</text:p>
      <text:p text:style-name="P1">est dangereux.</text:p>
      <text:p text:style-name="Text_20_body">Car plus il se rappelle…</text:p>
      <text:p text:style-name="Text_20_body">Plus le monde devient visi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3:45:19.984602300</meta:creation-date>
    <dc:date>2026-02-26T23:46:16.171303000</dc:date>
    <meta:editing-duration>PT56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2" meta:paragraph-count="44" meta:word-count="218" meta:character-count="1280" meta:non-whitespace-character-count="1105"/>
  </office:meta>
</office:document-meta>
</file>